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margin-top="0.1189in" fo:margin-bottom="0.1189in"/>
    </style:style>
    <style:style style:name="P2" style:family="paragraph">
      <loext:graphic-properties draw:fill="none" draw:fill-color="#ffffff"/>
      <style:text-properties fo:font-size="28pt" fo:font-weight="normal" style:font-size-asian="28pt" style:font-weight-asian="normal" style:font-size-complex="28pt" style:font-weight-complex="normal"/>
    </style:style>
    <style:style style:name="P3" style:family="paragraph">
      <style:paragraph-properties fo:margin-top="0.0398in" fo:margin-bottom="0.0398in" fo:line-height="200%" fo:text-align="center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 draw:fill-color="#ffffff"/>
      <style:paragraph-properties fo:margin-top="0.0398in" fo:margin-bottom="0.0398in" fo:line-height="200%" fo:text-align="center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font-size="30pt" fo:font-weight="normal" style:font-size-asian="30pt" style:font-weight-asian="normal" style:font-size-complex="30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gr1" style:family="graphic">
      <style:graphic-properties draw:stroke="solid" svg:stroke-width="0.0299in" svg:stroke-color="#000000" draw:marker-start-width="0.2244in" draw:marker-end-width="0.2244in" draw:fill="none" draw:fill-color="#ffffff" fo:min-height="3.4598in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99in" svg:stroke-color="#000000" draw:marker-start-width="0.2244in" draw:marker-end-width="0.2244in" draw:fill="none" draw:fill-color="#ffffff" fo:min-height="0.3307in" fo:padding-top="0.0146in" fo:padding-bottom="0.0146in" fo:padding-left="0.0146in" fo:padding-right="0.0146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2" svg:width="2.5205in" svg:height="3.4894in" svg:x="-0.5264in" svg:y="-0.5173in"><draw:text-box><text:p text:style-name="P1"><text:span text:style-name="T1"><text:s/></text:span><text:span text:style-name="T2">Jesus</text:span></text:p><text:p text:style-name="P1"><text:span text:style-name="T3"><text:s/></text:span><text:span text:style-name="T3">Character Card</text:span></text:p><text:p text:style-name="P1"><text:span text:style-name="T4"><text:s/></text:span><text:span text:style-name="T4">Any time, as action, you <text:s text:c="5"/>can discard a card to give <text:s text:c="4"/>+1{Li} to this character.</text:span></text:p></draw:text-box></draw:frame><draw:frame text:anchor-type="paragraph" draw:z-index="1" draw:name="Shape1" draw:style-name="gr1" draw:text-style-name="P2" svg:width="2.5205in" svg:height="3.4894in" svg:x="2.1819in" svg:y="-0.5457in"><draw:text-box><text:p text:style-name="P1"><text:span text:style-name="T1"><text:s/></text:span><text:span text:style-name="T2">Gravos</text:span></text:p><text:p text:style-name="P1"><text:span text:style-name="T3"><text:s/></text:span><text:span text:style-name="T3">Character Card</text:span></text:p><text:p text:style-name="P1"><text:span text:style-name="T4"><text:s/></text:span><text:span text:style-name="T4">Whenever this character is <text:s text:c="2"/>target of an action card, <text:s text:c="7"/>choose one: Receive <text:s text:c="11"/>+1{At} or Receive <text:s text:c="14"/>+1{Sh}.</text:span></text:p></draw:text-box></draw:frame><draw:frame text:anchor-type="paragraph" draw:z-index="2" draw:name="Shape1" draw:style-name="gr1" draw:text-style-name="P2" svg:width="2.5205in" svg:height="3.4894in" svg:x="4.8047in" svg:y="-0.5744in"><draw:text-box><text:p text:style-name="P1"><text:span text:style-name="T1"><text:s/></text:span><text:span text:style-name="T2">Olive</text:span></text:p><text:p text:style-name="P1"><text:span text:style-name="T3"><text:s/></text:span><text:span text:style-name="T3">Character Card</text:span></text:p><text:p text:style-name="P1"><text:span text:style-name="T4"><text:s/></text:span><text:span text:style-name="T4">Any time, as action, you <text:s text:c="5"/>can discard a card to give <text:s text:c="4"/>+1{At} to this character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2" draw:name="Shape1" draw:style-name="gr2" draw:text-style-name="P4" svg:width="1.3831in" svg:height="0.3598in" svg:x="3.1374in" svg:y="0.1862in"><draw:text-box><text:p text:style-name="P3"><text:span text:style-name="T5">3 / 4 / 2</text:span></text:p></draw:text-box></draw:frame><draw:frame text:anchor-type="paragraph" draw:z-index="13" draw:name="Shape1" draw:style-name="gr2" draw:text-style-name="P4" svg:width="1.3831in" svg:height="0.3598in" svg:x="5.761in" svg:y="0.1453in"><draw:text-box><text:p text:style-name="P3"><text:span text:style-name="T5">5 / 2 / 3</text:span></text:p></draw:text-box></draw:frame></text:p>
      <text:p text:style-name="Standard"><draw:frame text:anchor-type="paragraph" draw:z-index="11" draw:name="Shape1" draw:style-name="gr2" draw:text-style-name="P4" svg:width="1.3831in" svg:height="0.3598in" svg:x="0.4673in" svg:y="0.0043in"><draw:text-box><text:p text:style-name="P3"><text:span text:style-name="T5">3 / 1 / 6</text:span></text:p></draw:text-box></draw:frame></text:p>
      <text:p text:style-name="Standard"/>
      <text:p text:style-name="Standard"/>
      <text:p text:style-name="Standard"><draw:frame text:anchor-type="paragraph" draw:z-index="3" draw:name="Shape1" draw:style-name="gr1" draw:text-style-name="P2" svg:width="2.5205in" svg:height="3.4894in" svg:x="-0.5835in" svg:y="0.1126in"><draw:text-box><text:p text:style-name="P1"><text:span text:style-name="T1"><text:s/></text:span><text:span text:style-name="T2">Miros</text:span></text:p><text:p text:style-name="P1"><text:span text:style-name="T3"><text:s/></text:span><text:span text:style-name="T3">Character Card</text:span></text:p><text:p text:style-name="P1"><text:span text:style-name="T4"><text:s/></text:span><text:span text:style-name="T4">Whenever you use an <text:s text:c="10"/>opportunity card you can <text:s text:c="4"/>discard a card, and then <text:s text:c="6"/>draw a card.</text:span></text:p></draw:text-box></draw:frame><draw:frame text:anchor-type="paragraph" draw:z-index="4" draw:name="Shape1" draw:style-name="gr1" draw:text-style-name="P2" svg:width="2.5205in" svg:height="3.4894in" svg:x="2.1252in" svg:y="0.0839in"><draw:text-box><text:p text:style-name="P1"><text:span text:style-name="T1"><text:s/></text:span><text:span text:style-name="T2">Salleon</text:span></text:p><text:p text:style-name="P1"><text:span text:style-name="T3"><text:s/></text:span><text:span text:style-name="T3">Character Card</text:span></text:p><text:p text:style-name="P1"><text:span text:style-name="T4"><text:s/></text:span><text:span text:style-name="T4">Whenever you counter an <text:s text:c="3"/>action you can draw a <text:s text:c="9"/>card.</text:span></text:p></draw:text-box></draw:frame><draw:frame text:anchor-type="paragraph" draw:z-index="5" draw:name="Shape1" draw:style-name="gr1" draw:text-style-name="P2" svg:width="2.5205in" svg:height="3.4894in" svg:x="4.748in" svg:y="0.0555in"><draw:text-box><text:p text:style-name="P1"><text:span text:style-name="T1"><text:s/></text:span><text:span text:style-name="T2">Driogos</text:span></text:p><text:p text:style-name="P1"><text:span text:style-name="T3"><text:s/></text:span><text:span text:style-name="T3">Character Card</text:span></text:p><text:p text:style-name="P1"><text:span text:style-name="T4"><text:s/></text:span><text:span text:style-name="T4">Whenever you draw a card <text:s/>of an action card, you draw <text:s/>an additional card of it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6" draw:name="Shape1" draw:style-name="gr2" draw:text-style-name="P4" svg:width="1.3831in" svg:height="0.3598in" svg:x="5.761in" svg:y="0.1752in"><draw:text-box><text:p text:style-name="P3"><text:span text:style-name="T5">2 / 4 / 4</text:span></text:p></draw:text-box></draw:frame></text:p>
      <text:p text:style-name="Standard"><draw:frame text:anchor-type="paragraph" draw:z-index="14" draw:name="Shape1" draw:style-name="gr2" draw:text-style-name="P4" svg:width="1.3831in" svg:height="0.3598in" svg:x="0.4673in" svg:y="0.0339in"><draw:text-box><text:p text:style-name="P3"><text:span text:style-name="T5">4 / 3 / 4</text:span></text:p></draw:text-box></draw:frame><draw:frame text:anchor-type="paragraph" draw:z-index="15" draw:name="Shape1" draw:style-name="gr2" draw:text-style-name="P4" svg:width="1.3831in" svg:height="0.3598in" svg:x="3.1374in" svg:y="0.0244in"><draw:text-box><text:p text:style-name="P3"><text:span text:style-name="T5">4 / 1 / 3</text:span></text:p></draw:text-box></draw:frame></text:p>
      <text:p text:style-name="Standard"/>
      <text:p text:style-name="Standard"/>
      <text:p text:style-name="Standard"><draw:frame text:anchor-type="paragraph" draw:z-index="6" draw:name="Shape1" draw:style-name="gr1" draw:text-style-name="P2" svg:width="2.5205in" svg:height="3.4894in" svg:x="-0.5929in" svg:y="0.1583in"><draw:text-box><text:p text:style-name="P1"><text:span text:style-name="T1"><text:s/></text:span><text:span text:style-name="T2">Eliaj</text:span></text:p><text:p text:style-name="P1"><text:span text:style-name="T3"><text:s/></text:span><text:span text:style-name="T3">Character Card</text:span></text:p><text:p text:style-name="P1"><text:span text:style-name="T4"><text:s/></text:span><text:span text:style-name="T4">Whenever this character is <text:s text:c="2"/>target of a action card, <text:s text:c="9"/>choose one: Receive <text:s text:c="11"/>+1{At} or Receive <text:s text:c="14"/>+1{Li}.</text:span></text:p></draw:text-box></draw:frame><draw:frame text:anchor-type="paragraph" draw:z-index="7" draw:name="Shape1" draw:style-name="gr1" draw:text-style-name="P2" svg:width="2.5205in" svg:height="3.4894in" svg:x="2.1154in" svg:y="0.1583in"><draw:text-box><text:p text:style-name="P1"><text:span text:style-name="T1"><text:s/></text:span><text:span text:style-name="T2">Khastus</text:span></text:p><text:p text:style-name="P1"><text:span text:style-name="T3"><text:s/></text:span><text:span text:style-name="T3">Character Card</text:span></text:p><text:p text:style-name="P1"><text:span text:style-name="T4"><text:s/></text:span><text:span text:style-name="T4">Any time, as an action, <text:s text:c="7"/>you can discard a cards to <text:s text:c="3"/>give +1 {At} and +1{Li} <text:s text:c="4"/>to this character.</text:span></text:p></draw:text-box></draw:frame><draw:frame text:anchor-type="paragraph" draw:z-index="8" draw:name="Shape1" draw:style-name="gr1" draw:text-style-name="P2" svg:width="2.5205in" svg:height="3.4894in" svg:x="4.7382in" svg:y="0.1583in"><draw:text-box><text:p text:style-name="P1"><text:span text:style-name="T1"><text:s/></text:span><text:span text:style-name="T2">Serianna</text:span></text:p><text:p text:style-name="P1"><text:span text:style-name="T3"><text:s/></text:span><text:span text:style-name="T3">Character Card</text:span></text:p><text:p text:style-name="P1"><text:span text:style-name="T4"><text:s/></text:span><text:span text:style-name="T4">Whenever you cast <text:s text:c="14"/>opportunity card, choose <text:s text:c="5"/>one: Receive +1{Sh} or <text:s text:c="6"/>Receive +1{Li}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7" draw:name="Shape1" draw:style-name="gr2" draw:text-style-name="P4" svg:width="1.3831in" svg:height="0.3598in" svg:x="0.4583in" svg:y="0.1272in"><draw:text-box><text:p text:style-name="P3"><text:span text:style-name="T5">4 / 1 / 5</text:span></text:p></draw:text-box></draw:frame><draw:frame text:anchor-type="paragraph" draw:z-index="18" draw:name="Shape1" draw:style-name="gr2" draw:text-style-name="P4" svg:width="1.3831in" svg:height="0.3598in" svg:x="3.1283in" svg:y="0.1173in"><draw:text-box><text:p text:style-name="P3"><text:span text:style-name="T5">3 / 4 / 3</text:span></text:p></draw:text-box></draw:frame><draw:frame text:anchor-type="paragraph" draw:z-index="19" draw:name="Shape1" draw:style-name="gr2" draw:text-style-name="P4" svg:width="1.3831in" svg:height="0.3598in" svg:x="5.752in" svg:y="0.0764in"><draw:text-box><text:p text:style-name="P3"><text:span text:style-name="T5">1 / 3 / 6</text:span></text:p></draw:text-box></draw:frame></text:p>
      <text:p text:style-name="Standard"><draw:frame text:anchor-type="paragraph" draw:z-index="10" draw:name="Shape1" draw:style-name="gr1" draw:text-style-name="P2" svg:width="2.5205in" svg:height="3.4894in" svg:x="2.172in" svg:y="-0.4299in"><draw:text-box><text:p text:style-name="P1"><text:span text:style-name="T1"><text:s/></text:span><text:span text:style-name="T2">Barbosa</text:span></text:p><text:p text:style-name="P1"><text:span text:style-name="T3"><text:s/></text:span><text:span text:style-name="T3">Character Card</text:span></text:p><text:p text:style-name="P1"><text:span text:style-name="T4"><text:s/></text:span><text:span text:style-name="T4">Any time, as action, you <text:s text:c="5"/>can discard a card to allow <text:s text:c="2"/>this character attack.</text:span></text:p></draw:text-box></draw:frame><draw:frame text:anchor-type="paragraph" draw:z-index="9" draw:name="Shape1" draw:style-name="gr1" draw:text-style-name="P2" svg:width="2.5205in" svg:height="3.4894in" svg:x="-0.5362in" svg:y="-0.4016in"><draw:text-box><text:p text:style-name="P1"><text:span text:style-name="T1"><text:s/></text:span><text:span text:style-name="T2">Galleon</text:span></text:p><text:p text:style-name="P1"><text:span text:style-name="T3"><text:s/></text:span><text:span text:style-name="T3">Character Card</text:span></text:p><text:p text:style-name="P1"><text:span text:style-name="T4"><text:s/></text:span><text:span text:style-name="T4">Any time, as action, you <text:s text:c="5"/>can discard a card to give <text:s text:c="4"/>+1{Sh} to this character.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0" draw:name="Shape1" draw:style-name="gr2" draw:text-style-name="P4" svg:width="1.3831in" svg:height="0.3598in" svg:x="0.4484in" svg:y="0.0791in"><draw:text-box><text:p text:style-name="P3"><text:span text:style-name="T5">1 / 6 / 3</text:span></text:p></draw:text-box></draw:frame><draw:frame text:anchor-type="paragraph" draw:z-index="21" draw:name="Shape1" draw:style-name="gr2" draw:text-style-name="P4" svg:width="1.3831in" svg:height="0.3598in" svg:x="3.1189in" svg:y="0.0693in"><draw:text-box><text:p text:style-name="P3"><text:span text:style-name="T5">6 / 3 / 2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5:51:38.183820988</meta:creation-date>
    <dc:date>2018-02-24T16:29:48.544960147</dc:date>
    <meta:editing-duration>PT15M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